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999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ackground-color="#ffcc00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fo:background-color="#ccff66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7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24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00000" calcext:value-type="float">
            <text:p>1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“1E3c 2thr”</text:p>
          </table:table-cell>
          <table:table-cell office:value-type="string" calcext:value-type="string">
            <text:p>“5E3c 2thr”</text:p>
          </table:table-cell>
          <table:table-cell office:value-type="string" calcext:value-type="string">
            <text:p>“1E4c 2thr”</text:p>
          </table:table-cell>
          <table:table-cell office:value-type="string" calcext:value-type="string">
            <text:p>“5E4c 2thr”</text:p>
          </table:table-cell>
          <table:table-cell office:value-type="string" calcext:value-type="string">
            <text:p>“1E5c 2thr”</text:p>
          </table:table-cell>
          <table:table-cell office:value-type="string" calcext:value-type="string">
            <text:p>“5E5c 2thr”</text:p>
          </table:table-cell>
          <table:table-cell table:style-name="ce4" office:value-type="string" calcext:value-type="string">
            <text:p>“1E6c 2thr”</text:p>
          </table:table-cell>
          <table:table-cell table:style-name="ce4" office:value-type="string" calcext:value-type="string">
            <text:p>“5E6c 2thr”</text:p>
          </table:table-cell>
          <table:table-cell table:style-name="ce4" office:value-type="string" calcext:value-type="string">
            <text:p>“1E7c 2thr”</text:p>
          </table:table-cell>
          <table:table-cell table:style-name="ce4" office:value-type="string" calcext:value-type="string">
            <text:p>“5E7c 2thr”</text:p>
          </table:table-cell>
          <table:table-cell table:style-name="ce4" office:value-type="string" calcext:value-type="string">
            <text:p>“1E8c 2thr”</text:p>
          </table:table-cell>
          <table:table-cell table:number-columns-repeated="1013"/>
        </table:table-row>
        <table:table-row table:style-name="ro1">
          <table:table-cell office:value-type="float" office:value="4308478.69" calcext:value-type="float">
            <text:p>4308478,69</text:p>
          </table:table-cell>
          <table:table-cell office:value-type="float" office:value="5962052.59" calcext:value-type="float">
            <text:p>5962052,59</text:p>
          </table:table-cell>
          <table:table-cell office:value-type="float" office:value="5494601.43" calcext:value-type="float">
            <text:p>5494601,43</text:p>
          </table:table-cell>
          <table:table-cell office:value-type="float" office:value="5490789.13" calcext:value-type="float">
            <text:p>5490789,13</text:p>
          </table:table-cell>
          <table:table-cell office:value-type="float" office:value="5810733.98" calcext:value-type="float">
            <text:p>5810733,98</text:p>
          </table:table-cell>
          <table:table-cell office:value-type="float" office:value="4539909.12" calcext:value-type="float">
            <text:p>4539909,12</text:p>
          </table:table-cell>
          <table:table-cell office:value-type="float" office:value="5477394.65" calcext:value-type="float">
            <text:p>5477394,65</text:p>
          </table:table-cell>
          <table:table-cell office:value-type="float" office:value="6038748.39" calcext:value-type="float">
            <text:p>6038748,39</text:p>
          </table:table-cell>
          <table:table-cell office:value-type="float" office:value="6039413.32" calcext:value-type="float">
            <text:p>6039413,32</text:p>
          </table:table-cell>
          <table:table-cell office:value-type="float" office:value="6038748.39" calcext:value-type="float">
            <text:p>6038748,39</text:p>
          </table:table-cell>
          <table:table-cell office:value-type="float" office:value="6144341.72" calcext:value-type="float">
            <text:p>6144341,72</text:p>
          </table:table-cell>
          <table:table-cell table:number-columns-repeated="1013"/>
        </table:table-row>
        <table:table-row table:style-name="ro1">
          <table:table-cell office:value-type="float" office:value="5262614.81" calcext:value-type="float">
            <text:p>5262614,81</text:p>
          </table:table-cell>
          <table:table-cell office:value-type="float" office:value="5920813.1" calcext:value-type="float">
            <text:p>5920813,1</text:p>
          </table:table-cell>
          <table:table-cell office:value-type="float" office:value="4140069.09" calcext:value-type="float">
            <text:p>4140069,09</text:p>
          </table:table-cell>
          <table:table-cell office:value-type="float" office:value="5941697.95" calcext:value-type="float">
            <text:p>5941697,95</text:p>
          </table:table-cell>
          <table:table-cell office:value-type="float" office:value="5993018.65" calcext:value-type="float">
            <text:p>5993018,65</text:p>
          </table:table-cell>
          <table:table-cell office:value-type="float" office:value="6014166.82" calcext:value-type="float">
            <text:p>6014166,82</text:p>
          </table:table-cell>
          <table:table-cell office:value-type="float" office:value="6047120.58" calcext:value-type="float">
            <text:p>6047120,58</text:p>
          </table:table-cell>
          <table:table-cell office:value-type="float" office:value="5981412.48" calcext:value-type="float">
            <text:p>5981412,48</text:p>
          </table:table-cell>
          <table:table-cell office:value-type="float" office:value="6133704.78" calcext:value-type="float">
            <text:p>6133704,78</text:p>
          </table:table-cell>
          <table:table-cell office:value-type="float" office:value="5981412.48" calcext:value-type="float">
            <text:p>5981412,48</text:p>
          </table:table-cell>
          <table:table-cell office:value-type="float" office:value="6152569.42" calcext:value-type="float">
            <text:p>6152569,42</text:p>
          </table:table-cell>
          <table:table-cell table:number-columns-repeated="1013"/>
        </table:table-row>
        <table:table-row table:style-name="ro1">
          <table:table-cell office:value-type="float" office:value="4339683.39" calcext:value-type="float">
            <text:p>4339683,39</text:p>
          </table:table-cell>
          <table:table-cell office:value-type="float" office:value="5847349.78" calcext:value-type="float">
            <text:p>5847349,78</text:p>
          </table:table-cell>
          <table:table-cell office:value-type="float" office:value="5772110.37" calcext:value-type="float">
            <text:p>5772110,37</text:p>
          </table:table-cell>
          <table:table-cell office:value-type="float" office:value="6004902.07" calcext:value-type="float">
            <text:p>6004902,07</text:p>
          </table:table-cell>
          <table:table-cell office:value-type="float" office:value="6019725.59" calcext:value-type="float">
            <text:p>6019725,59</text:p>
          </table:table-cell>
          <table:table-cell office:value-type="float" office:value="5973617.72" calcext:value-type="float">
            <text:p>5973617,72</text:p>
          </table:table-cell>
          <table:table-cell office:value-type="float" office:value="5981949.91" calcext:value-type="float">
            <text:p>5981949,91</text:p>
          </table:table-cell>
          <table:table-cell office:value-type="float" office:value="5693277.84" calcext:value-type="float">
            <text:p>5693277,84</text:p>
          </table:table-cell>
          <table:table-cell office:value-type="float" office:value="5402956.43" calcext:value-type="float">
            <text:p>5402956,43</text:p>
          </table:table-cell>
          <table:table-cell office:value-type="float" office:value="5693277.84" calcext:value-type="float">
            <text:p>5693277,84</text:p>
          </table:table-cell>
          <table:table-cell office:value-type="float" office:value="6110195.26" calcext:value-type="float">
            <text:p>6110195,26</text:p>
          </table:table-cell>
          <table:table-cell table:number-columns-repeated="1013"/>
        </table:table-row>
        <table:table-row table:style-name="ro1">
          <table:table-cell office:value-type="float" office:value="5319345.59" calcext:value-type="float">
            <text:p>5319345,59</text:p>
          </table:table-cell>
          <table:table-cell office:value-type="float" office:value="4432787.99" calcext:value-type="float">
            <text:p>4432787,99</text:p>
          </table:table-cell>
          <table:table-cell office:value-type="float" office:value="5763781.78" calcext:value-type="float">
            <text:p>5763781,78</text:p>
          </table:table-cell>
          <table:table-cell office:value-type="float" office:value="5980158.83" calcext:value-type="float">
            <text:p>5980158,83</text:p>
          </table:table-cell>
          <table:table-cell office:value-type="float" office:value="5761525.31" calcext:value-type="float">
            <text:p>5761525,31</text:p>
          </table:table-cell>
          <table:table-cell office:value-type="float" office:value="5846518.41" calcext:value-type="float">
            <text:p>5846518,41</text:p>
          </table:table-cell>
          <table:table-cell office:value-type="float" office:value="5505878.62" calcext:value-type="float">
            <text:p>5505878,62</text:p>
          </table:table-cell>
          <table:table-cell office:value-type="float" office:value="6065317.05" calcext:value-type="float">
            <text:p>6065317,05</text:p>
          </table:table-cell>
          <table:table-cell office:value-type="float" office:value="6005517.69" calcext:value-type="float">
            <text:p>6005517,69</text:p>
          </table:table-cell>
          <table:table-cell office:value-type="float" office:value="6065317.05" calcext:value-type="float">
            <text:p>6065317,05</text:p>
          </table:table-cell>
          <table:table-cell office:value-type="float" office:value="6155358.27" calcext:value-type="float">
            <text:p>6155358,27</text:p>
          </table:table-cell>
          <table:table-cell table:number-columns-repeated="1013"/>
        </table:table-row>
        <table:table-row table:style-name="ro1">
          <table:table-cell office:value-type="float" office:value="4173436.82" calcext:value-type="float">
            <text:p>4173436,82</text:p>
          </table:table-cell>
          <table:table-cell office:value-type="float" office:value="5899161.74" calcext:value-type="float">
            <text:p>5899161,74</text:p>
          </table:table-cell>
          <table:table-cell office:value-type="float" office:value="5765366.32" calcext:value-type="float">
            <text:p>5765366,32</text:p>
          </table:table-cell>
          <table:table-cell office:value-type="float" office:value="5900406.56" calcext:value-type="float">
            <text:p>5900406,56</text:p>
          </table:table-cell>
          <table:table-cell office:value-type="float" office:value="5936063.86" calcext:value-type="float">
            <text:p>5936063,86</text:p>
          </table:table-cell>
          <table:table-cell office:value-type="float" office:value="6046898.27" calcext:value-type="float">
            <text:p>6046898,27</text:p>
          </table:table-cell>
          <table:table-cell office:value-type="float" office:value="5950397.09" calcext:value-type="float">
            <text:p>5950397,09</text:p>
          </table:table-cell>
          <table:table-cell office:value-type="float" office:value="6061020.4" calcext:value-type="float">
            <text:p>6061020,4</text:p>
          </table:table-cell>
          <table:table-cell office:value-type="float" office:value="5427105.12" calcext:value-type="float">
            <text:p>5427105,12</text:p>
          </table:table-cell>
          <table:table-cell office:value-type="float" office:value="6061020.4" calcext:value-type="float">
            <text:p>6061020,4</text:p>
          </table:table-cell>
          <table:table-cell office:value-type="float" office:value="6149652.08" calcext:value-type="float">
            <text:p>6149652,08</text:p>
          </table:table-cell>
          <table:table-cell table:number-columns-repeated="1013"/>
        </table:table-row>
        <table:table-row table:style-name="ro1">
          <table:table-cell office:value-type="float" office:value="5464891.21" calcext:value-type="float">
            <text:p>5464891,21</text:p>
          </table:table-cell>
          <table:table-cell office:value-type="float" office:value="5948523.61" calcext:value-type="float">
            <text:p>5948523,61</text:p>
          </table:table-cell>
          <table:table-cell office:value-type="float" office:value="5873964.01" calcext:value-type="float">
            <text:p>5873964,01</text:p>
          </table:table-cell>
          <table:table-cell office:value-type="float" office:value="5602564.65" calcext:value-type="float">
            <text:p>5602564,65</text:p>
          </table:table-cell>
          <table:table-cell office:value-type="float" office:value="6024091.75" calcext:value-type="float">
            <text:p>6024091,75</text:p>
          </table:table-cell>
          <table:table-cell office:value-type="float" office:value="6061605.96" calcext:value-type="float">
            <text:p>6061605,96</text:p>
          </table:table-cell>
          <table:table-cell office:value-type="float" office:value="6043717.96" calcext:value-type="float">
            <text:p>6043717,96</text:p>
          </table:table-cell>
          <table:table-cell office:value-type="float" office:value="6056909.57" calcext:value-type="float">
            <text:p>6056909,57</text:p>
          </table:table-cell>
          <table:table-cell office:value-type="float" office:value="6102238.4" calcext:value-type="float">
            <text:p>6102238,4</text:p>
          </table:table-cell>
          <table:table-cell office:value-type="float" office:value="6056909.57" calcext:value-type="float">
            <text:p>6056909,57</text:p>
          </table:table-cell>
          <table:table-cell office:value-type="float" office:value="6138078.06" calcext:value-type="float">
            <text:p>6138078,06</text:p>
          </table:table-cell>
          <table:table-cell table:number-columns-repeated="1013"/>
        </table:table-row>
        <table:table-row table:style-name="ro1">
          <table:table-cell office:value-type="float" office:value="4505160.04" calcext:value-type="float">
            <text:p>4505160,04</text:p>
          </table:table-cell>
          <table:table-cell office:value-type="float" office:value="5810090.04" calcext:value-type="float">
            <text:p>5810090,04</text:p>
          </table:table-cell>
          <table:table-cell office:value-type="float" office:value="5876844.61" calcext:value-type="float">
            <text:p>5876844,61</text:p>
          </table:table-cell>
          <table:table-cell office:value-type="float" office:value="5942203.02" calcext:value-type="float">
            <text:p>5942203,02</text:p>
          </table:table-cell>
          <table:table-cell office:value-type="float" office:value="5920102.75" calcext:value-type="float">
            <text:p>5920102,75</text:p>
          </table:table-cell>
          <table:table-cell office:value-type="float" office:value="4752854.74" calcext:value-type="float">
            <text:p>4752854,74</text:p>
          </table:table-cell>
          <table:table-cell office:value-type="float" office:value="4812710.88" calcext:value-type="float">
            <text:p>4812710,88</text:p>
          </table:table-cell>
          <table:table-cell office:value-type="float" office:value="5993688.53" calcext:value-type="float">
            <text:p>5993688,53</text:p>
          </table:table-cell>
          <table:table-cell office:value-type="float" office:value="6079871.6" calcext:value-type="float">
            <text:p>6079871,6</text:p>
          </table:table-cell>
          <table:table-cell office:value-type="float" office:value="5993688.53" calcext:value-type="float">
            <text:p>5993688,53</text:p>
          </table:table-cell>
          <table:table-cell office:value-type="float" office:value="6138882.2" calcext:value-type="float">
            <text:p>6138882,2</text:p>
          </table:table-cell>
          <table:table-cell table:number-columns-repeated="1013"/>
        </table:table-row>
        <table:table-row table:style-name="ro1">
          <table:table-cell office:value-type="float" office:value="5422500.32" calcext:value-type="float">
            <text:p>5422500,32</text:p>
          </table:table-cell>
          <table:table-cell office:value-type="float" office:value="5790838.05" calcext:value-type="float">
            <text:p>5790838,05</text:p>
          </table:table-cell>
          <table:table-cell office:value-type="float" office:value="6011615.31" calcext:value-type="float">
            <text:p>6011615,31</text:p>
          </table:table-cell>
          <table:table-cell office:value-type="float" office:value="5679567.77" calcext:value-type="float">
            <text:p>5679567,77</text:p>
          </table:table-cell>
          <table:table-cell office:value-type="float" office:value="6004945.06" calcext:value-type="float">
            <text:p>6004945,06</text:p>
          </table:table-cell>
          <table:table-cell office:value-type="float" office:value="6047883.54" calcext:value-type="float">
            <text:p>6047883,54</text:p>
          </table:table-cell>
          <table:table-cell office:value-type="float" office:value="5754486.19" calcext:value-type="float">
            <text:p>5754486,19</text:p>
          </table:table-cell>
          <table:table-cell office:value-type="float" office:value="5495714.83" calcext:value-type="float">
            <text:p>5495714,83</text:p>
          </table:table-cell>
          <table:table-cell office:value-type="float" office:value="6162720.77" calcext:value-type="float">
            <text:p>6162720,77</text:p>
          </table:table-cell>
          <table:table-cell office:value-type="float" office:value="5495714.83" calcext:value-type="float">
            <text:p>5495714,83</text:p>
          </table:table-cell>
          <table:table-cell office:value-type="float" office:value="6165964.68" calcext:value-type="float">
            <text:p>6165964,68</text:p>
          </table:table-cell>
          <table:table-cell table:number-columns-repeated="1013"/>
        </table:table-row>
        <table:table-row table:style-name="ro1">
          <table:table-cell office:value-type="float" office:value="5275854.09" calcext:value-type="float">
            <text:p>5275854,09</text:p>
          </table:table-cell>
          <table:table-cell office:value-type="float" office:value="5837583.86" calcext:value-type="float">
            <text:p>5837583,86</text:p>
          </table:table-cell>
          <table:table-cell office:value-type="float" office:value="6006019.9" calcext:value-type="float">
            <text:p>6006019,9</text:p>
          </table:table-cell>
          <table:table-cell office:value-type="float" office:value="5729375.61" calcext:value-type="float">
            <text:p>5729375,61</text:p>
          </table:table-cell>
          <table:table-cell office:value-type="float" office:value="6035360.56" calcext:value-type="float">
            <text:p>6035360,56</text:p>
          </table:table-cell>
          <table:table-cell office:value-type="float" office:value="6050090.66" calcext:value-type="float">
            <text:p>6050090,66</text:p>
          </table:table-cell>
          <table:table-cell office:value-type="float" office:value="5974553.72" calcext:value-type="float">
            <text:p>5974553,72</text:p>
          </table:table-cell>
          <table:table-cell office:value-type="float" office:value="5129515.97" calcext:value-type="float">
            <text:p>5129515,97</text:p>
          </table:table-cell>
          <table:table-cell office:value-type="float" office:value="6180066.63" calcext:value-type="float">
            <text:p>6180066,63</text:p>
          </table:table-cell>
          <table:table-cell office:value-type="float" office:value="5129515.97" calcext:value-type="float">
            <text:p>5129515,97</text:p>
          </table:table-cell>
          <table:table-cell office:value-type="float" office:value="6152641.58" calcext:value-type="float">
            <text:p>6152641,58</text:p>
          </table:table-cell>
          <table:table-cell table:number-columns-repeated="1013"/>
        </table:table-row>
        <table:table-row table:style-name="ro1">
          <table:table-cell office:value-type="float" office:value="4660337.78" calcext:value-type="float">
            <text:p>4660337,78</text:p>
          </table:table-cell>
          <table:table-cell office:value-type="float" office:value="5521000.39" calcext:value-type="float">
            <text:p>5521000,39</text:p>
          </table:table-cell>
          <table:table-cell office:value-type="float" office:value="5805666.83" calcext:value-type="float">
            <text:p>5805666,83</text:p>
          </table:table-cell>
          <table:table-cell office:value-type="float" office:value="5731959.44" calcext:value-type="float">
            <text:p>5731959,44</text:p>
          </table:table-cell>
          <table:table-cell office:value-type="float" office:value="5918014.49" calcext:value-type="float">
            <text:p>5918014,49</text:p>
          </table:table-cell>
          <table:table-cell office:value-type="float" office:value="6007594.17" calcext:value-type="float">
            <text:p>6007594,17</text:p>
          </table:table-cell>
          <table:table-cell office:value-type="float" office:value="6037428.19" calcext:value-type="float">
            <text:p>6037428,19</text:p>
          </table:table-cell>
          <table:table-cell office:value-type="float" office:value="6017083.89" calcext:value-type="float">
            <text:p>6017083,89</text:p>
          </table:table-cell>
          <table:table-cell office:value-type="float" office:value="6147515.31" calcext:value-type="float">
            <text:p>6147515,31</text:p>
          </table:table-cell>
          <table:table-cell office:value-type="float" office:value="6017083.89" calcext:value-type="float">
            <text:p>6017083,89</text:p>
          </table:table-cell>
          <table:table-cell office:value-type="float" office:value="6152245.8" calcext:value-type="float">
            <text:p>6152245,8</text:p>
          </table:table-cell>
          <table:table-cell table:number-columns-repeated="1013"/>
        </table:table-row>
        <table:table-row table:style-name="ro1">
          <table:table-cell office:value-type="float" office:value="5405030.93" calcext:value-type="float">
            <text:p>5405030,93</text:p>
          </table:table-cell>
          <table:table-cell office:value-type="float" office:value="6173541.36" calcext:value-type="float">
            <text:p>6173541,36</text:p>
          </table:table-cell>
          <table:table-cell office:value-type="float" office:value="5902897.76" calcext:value-type="float">
            <text:p>5902897,76</text:p>
          </table:table-cell>
          <table:table-cell office:value-type="float" office:value="5811297.54" calcext:value-type="float">
            <text:p>5811297,54</text:p>
          </table:table-cell>
          <table:table-cell office:value-type="float" office:value="5723629.07" calcext:value-type="float">
            <text:p>5723629,07</text:p>
          </table:table-cell>
          <table:table-cell office:value-type="float" office:value="5724777.45" calcext:value-type="float">
            <text:p>5724777,45</text:p>
          </table:table-cell>
          <table:table-cell office:value-type="float" office:value="4805867.45" calcext:value-type="float">
            <text:p>4805867,45</text:p>
          </table:table-cell>
          <table:table-cell/>
          <table:table-cell office:value-type="float" office:value="6067510.41" calcext:value-type="float">
            <text:p>6067510,41</text:p>
          </table:table-cell>
          <table:table-cell table:number-columns-repeated="1015"/>
        </table:table-row>
        <table:table-row table:style-name="ro1">
          <table:table-cell office:value-type="float" office:value="5540692.21" calcext:value-type="float">
            <text:p>5540692,21</text:p>
          </table:table-cell>
          <table:table-cell office:value-type="float" office:value="5799646.02" calcext:value-type="float">
            <text:p>5799646,02</text:p>
          </table:table-cell>
          <table:table-cell office:value-type="float" office:value="5407121.31" calcext:value-type="float">
            <text:p>5407121,31</text:p>
          </table:table-cell>
          <table:table-cell office:value-type="float" office:value="5934719.98" calcext:value-type="float">
            <text:p>5934719,98</text:p>
          </table:table-cell>
          <table:table-cell office:value-type="float" office:value="5886742.46" calcext:value-type="float">
            <text:p>5886742,46</text:p>
          </table:table-cell>
          <table:table-cell office:value-type="float" office:value="5884050.25" calcext:value-type="float">
            <text:p>5884050,25</text:p>
          </table:table-cell>
          <table:table-cell office:value-type="float" office:value="5863608.98" calcext:value-type="float">
            <text:p>5863608,98</text:p>
          </table:table-cell>
          <table:table-cell/>
          <table:table-cell office:value-type="float" office:value="6136356.52" calcext:value-type="float">
            <text:p>6136356,52</text:p>
          </table:table-cell>
          <table:table-cell table:number-columns-repeated="1015"/>
        </table:table-row>
        <table:table-row table:style-name="ro1">
          <table:table-cell office:value-type="float" office:value="5102559.61" calcext:value-type="float">
            <text:p>5102559,61</text:p>
          </table:table-cell>
          <table:table-cell office:value-type="float" office:value="5905806.81" calcext:value-type="float">
            <text:p>5905806,81</text:p>
          </table:table-cell>
          <table:table-cell office:value-type="float" office:value="5890876.4" calcext:value-type="float">
            <text:p>5890876,4</text:p>
          </table:table-cell>
          <table:table-cell office:value-type="float" office:value="6028810.86" calcext:value-type="float">
            <text:p>6028810,86</text:p>
          </table:table-cell>
          <table:table-cell office:value-type="float" office:value="5989424.31" calcext:value-type="float">
            <text:p>5989424,31</text:p>
          </table:table-cell>
          <table:table-cell office:value-type="float" office:value="6062114.1" calcext:value-type="float">
            <text:p>6062114,1</text:p>
          </table:table-cell>
          <table:table-cell office:value-type="float" office:value="6119216.87" calcext:value-type="float">
            <text:p>6119216,87</text:p>
          </table:table-cell>
          <table:table-cell/>
          <table:table-cell office:value-type="float" office:value="6078057.53" calcext:value-type="float">
            <text:p>6078057,53</text:p>
          </table:table-cell>
          <table:table-cell table:number-columns-repeated="1015"/>
        </table:table-row>
        <table:table-row table:style-name="ro1">
          <table:table-cell office:value-type="float" office:value="5482750.33" calcext:value-type="float">
            <text:p>5482750,33</text:p>
          </table:table-cell>
          <table:table-cell office:value-type="float" office:value="5865339.11" calcext:value-type="float">
            <text:p>5865339,11</text:p>
          </table:table-cell>
          <table:table-cell office:value-type="float" office:value="5771713.22" calcext:value-type="float">
            <text:p>5771713,22</text:p>
          </table:table-cell>
          <table:table-cell office:value-type="float" office:value="5827202.76" calcext:value-type="float">
            <text:p>5827202,76</text:p>
          </table:table-cell>
          <table:table-cell office:value-type="float" office:value="5888767.37" calcext:value-type="float">
            <text:p>5888767,37</text:p>
          </table:table-cell>
          <table:table-cell office:value-type="float" office:value="5960120.96" calcext:value-type="float">
            <text:p>5960120,96</text:p>
          </table:table-cell>
          <table:table-cell office:value-type="float" office:value="6036663.52" calcext:value-type="float">
            <text:p>6036663,52</text:p>
          </table:table-cell>
          <table:table-cell/>
          <table:table-cell office:value-type="float" office:value="6174518.34" calcext:value-type="float">
            <text:p>6174518,34</text:p>
          </table:table-cell>
          <table:table-cell table:number-columns-repeated="1015"/>
        </table:table-row>
        <table:table-row table:style-name="ro1">
          <table:table-cell office:value-type="float" office:value="4888466.2" calcext:value-type="float">
            <text:p>4888466,2</text:p>
          </table:table-cell>
          <table:table-cell office:value-type="float" office:value="5684879.37" calcext:value-type="float">
            <text:p>5684879,37</text:p>
          </table:table-cell>
          <table:table-cell office:value-type="float" office:value="6004300.34" calcext:value-type="float">
            <text:p>6004300,34</text:p>
          </table:table-cell>
          <table:table-cell office:value-type="float" office:value="6036446.33" calcext:value-type="float">
            <text:p>6036446,33</text:p>
          </table:table-cell>
          <table:table-cell office:value-type="float" office:value="4592848.42" calcext:value-type="float">
            <text:p>4592848,42</text:p>
          </table:table-cell>
          <table:table-cell office:value-type="float" office:value="6067998.91" calcext:value-type="float">
            <text:p>6067998,91</text:p>
          </table:table-cell>
          <table:table-cell office:value-type="float" office:value="6068626.65" calcext:value-type="float">
            <text:p>6068626,65</text:p>
          </table:table-cell>
          <table:table-cell/>
          <table:table-cell office:value-type="float" office:value="6137143.96" calcext:value-type="float">
            <text:p>6137143,96</text:p>
          </table:table-cell>
          <table:table-cell table:number-columns-repeated="1015"/>
        </table:table-row>
        <table:table-row table:style-name="ro1">
          <table:table-cell office:value-type="float" office:value="5461333.33" calcext:value-type="float">
            <text:p>5461333,33</text:p>
          </table:table-cell>
          <table:table-cell office:value-type="float" office:value="5916637.04" calcext:value-type="float">
            <text:p>5916637,04</text:p>
          </table:table-cell>
          <table:table-cell office:value-type="float" office:value="6049767.78" calcext:value-type="float">
            <text:p>6049767,78</text:p>
          </table:table-cell>
          <table:table-cell office:value-type="float" office:value="4802106.64" calcext:value-type="float">
            <text:p>4802106,64</text:p>
          </table:table-cell>
          <table:table-cell office:value-type="float" office:value="5958452.96" calcext:value-type="float">
            <text:p>5958452,96</text:p>
          </table:table-cell>
          <table:table-cell office:value-type="float" office:value="5887651.43" calcext:value-type="float">
            <text:p>5887651,43</text:p>
          </table:table-cell>
          <table:table-cell office:value-type="float" office:value="5935849.64" calcext:value-type="float">
            <text:p>5935849,64</text:p>
          </table:table-cell>
          <table:table-cell/>
          <table:table-cell office:value-type="float" office:value="6129804.47" calcext:value-type="float">
            <text:p>6129804,47</text:p>
          </table:table-cell>
          <table:table-cell table:number-columns-repeated="1015"/>
        </table:table-row>
        <table:table-row table:style-name="ro1">
          <table:table-cell office:value-type="float" office:value="4236670.71" calcext:value-type="float">
            <text:p>4236670,71</text:p>
          </table:table-cell>
          <table:table-cell office:value-type="float" office:value="5878491.94" calcext:value-type="float">
            <text:p>5878491,94</text:p>
          </table:table-cell>
          <table:table-cell office:value-type="float" office:value="5950633.47" calcext:value-type="float">
            <text:p>5950633,47</text:p>
          </table:table-cell>
          <table:table-cell office:value-type="float" office:value="6125575.42" calcext:value-type="float">
            <text:p>6125575,42</text:p>
          </table:table-cell>
          <table:table-cell office:value-type="float" office:value="5934719.98" calcext:value-type="float">
            <text:p>5934719,98</text:p>
          </table:table-cell>
          <table:table-cell office:value-type="float" office:value="5683130.83" calcext:value-type="float">
            <text:p>5683130,83</text:p>
          </table:table-cell>
          <table:table-cell office:value-type="float" office:value="5924995.06" calcext:value-type="float">
            <text:p>5924995,06</text:p>
          </table:table-cell>
          <table:table-cell/>
          <table:table-cell office:value-type="float" office:value="6180771.06" calcext:value-type="float">
            <text:p>6180771,06</text:p>
          </table:table-cell>
          <table:table-cell table:number-columns-repeated="1015"/>
        </table:table-row>
        <table:table-row table:style-name="ro1">
          <table:table-cell office:value-type="float" office:value="5555369.54" calcext:value-type="float">
            <text:p>5555369,54</text:p>
          </table:table-cell>
          <table:table-cell office:value-type="float" office:value="6123071.53" calcext:value-type="float">
            <text:p>6123071,53</text:p>
          </table:table-cell>
          <table:table-cell office:value-type="float" office:value="6186289.09" calcext:value-type="float">
            <text:p>6186289,09</text:p>
          </table:table-cell>
          <table:table-cell office:value-type="float" office:value="6119230.26" calcext:value-type="float">
            <text:p>6119230,26</text:p>
          </table:table-cell>
          <table:table-cell office:value-type="float" office:value="6030847.98" calcext:value-type="float">
            <text:p>6030847,98</text:p>
          </table:table-cell>
          <table:table-cell/>
          <table:table-cell office:value-type="float" office:value="6054715.12" calcext:value-type="float">
            <text:p>6054715,12</text:p>
          </table:table-cell>
          <table:table-cell/>
          <table:table-cell office:value-type="float" office:value="6038610.76" calcext:value-type="float">
            <text:p>6038610,76</text:p>
          </table:table-cell>
          <table:table-cell table:number-columns-repeated="1015"/>
        </table:table-row>
        <table:table-row table:style-name="ro1">
          <table:table-cell office:value-type="float" office:value="5130647.09" calcext:value-type="float">
            <text:p>5130647,09</text:p>
          </table:table-cell>
          <table:table-cell office:value-type="float" office:value="5442906.83" calcext:value-type="float">
            <text:p>5442906,83</text:p>
          </table:table-cell>
          <table:table-cell office:value-type="float" office:value="4586194.3" calcext:value-type="float">
            <text:p>4586194,3</text:p>
          </table:table-cell>
          <table:table-cell office:value-type="float" office:value="6230490.65" calcext:value-type="float">
            <text:p>6230490,65</text:p>
          </table:table-cell>
          <table:table-cell office:value-type="float" office:value="5870100.21" calcext:value-type="float">
            <text:p>5870100,21</text:p>
          </table:table-cell>
          <table:table-cell/>
          <table:table-cell office:value-type="float" office:value="5892668.21" calcext:value-type="float">
            <text:p>5892668,21</text:p>
          </table:table-cell>
          <table:table-cell/>
          <table:table-cell office:value-type="float" office:value="6164865.27" calcext:value-type="float">
            <text:p>6164865,27</text:p>
          </table:table-cell>
          <table:table-cell table:number-columns-repeated="1015"/>
        </table:table-row>
        <table:table-row table:style-name="ro1">
          <table:table-cell office:value-type="float" office:value="5329484.12" calcext:value-type="float">
            <text:p>5329484,12</text:p>
          </table:table-cell>
          <table:table-cell office:value-type="float" office:value="5714310.63" calcext:value-type="float">
            <text:p>5714310,63</text:p>
          </table:table-cell>
          <table:table-cell office:value-type="float" office:value="5824208.85" calcext:value-type="float">
            <text:p>5824208,85</text:p>
          </table:table-cell>
          <table:table-cell office:value-type="float" office:value="6027078.21" calcext:value-type="float">
            <text:p>6027078,21</text:p>
          </table:table-cell>
          <table:table-cell office:value-type="float" office:value="5940141.2" calcext:value-type="float">
            <text:p>5940141,2</text:p>
          </table:table-cell>
          <table:table-cell/>
          <table:table-cell office:value-type="float" office:value="4777032.73" calcext:value-type="float">
            <text:p>4777032,73</text:p>
          </table:table-cell>
          <table:table-cell/>
          <table:table-cell office:value-type="float" office:value="6089763.2" calcext:value-type="float">
            <text:p>6089763,2</text:p>
          </table:table-cell>
          <table:table-cell table:number-columns-repeated="1015"/>
        </table:table-row>
        <table:table-row table:style-name="ro1">
          <table:table-cell office:value-type="float" office:value="4650004.43" calcext:value-type="float">
            <text:p>4650004,43</text:p>
          </table:table-cell>
          <table:table-cell office:value-type="float" office:value="5655749.73" calcext:value-type="float">
            <text:p>5655749,73</text:p>
          </table:table-cell>
          <table:table-cell office:value-type="float" office:value="5755082.33" calcext:value-type="float">
            <text:p>5755082,33</text:p>
          </table:table-cell>
          <table:table-cell office:value-type="float" office:value="5969774.69" calcext:value-type="float">
            <text:p>5969774,69</text:p>
          </table:table-cell>
          <table:table-cell office:value-type="float" office:value="5869401.98" calcext:value-type="float">
            <text:p>5869401,98</text:p>
          </table:table-cell>
          <table:table-cell table:number-columns-repeated="3"/>
          <table:table-cell office:value-type="float" office:value="6136326.45" calcext:value-type="float">
            <text:p>6136326,45</text:p>
          </table:table-cell>
          <table:table-cell table:number-columns-repeated="1015"/>
        </table:table-row>
        <table:table-row table:style-name="ro1">
          <table:table-cell office:value-type="float" office:value="4987281.81" calcext:value-type="float">
            <text:p>4987281,81</text:p>
          </table:table-cell>
          <table:table-cell office:value-type="float" office:value="5652700.81" calcext:value-type="float">
            <text:p>5652700,81</text:p>
          </table:table-cell>
          <table:table-cell office:value-type="float" office:value="5640158.68" calcext:value-type="float">
            <text:p>5640158,68</text:p>
          </table:table-cell>
          <table:table-cell office:value-type="float" office:value="6026298.85" calcext:value-type="float">
            <text:p>6026298,85</text:p>
          </table:table-cell>
          <table:table-cell office:value-type="float" office:value="4638972.73" calcext:value-type="float">
            <text:p>4638972,73</text:p>
          </table:table-cell>
          <table:table-cell table:number-columns-repeated="3"/>
          <table:table-cell office:value-type="float" office:value="6097349.18" calcext:value-type="float">
            <text:p>6097349,18</text:p>
          </table:table-cell>
          <table:table-cell table:number-columns-repeated="1015"/>
        </table:table-row>
        <table:table-row table:style-name="ro1">
          <table:table-cell office:value-type="float" office:value="5433036.27" calcext:value-type="float">
            <text:p>5433036,27</text:p>
          </table:table-cell>
          <table:table-cell office:value-type="float" office:value="5492083.28" calcext:value-type="float">
            <text:p>5492083,28</text:p>
          </table:table-cell>
          <table:table-cell office:value-type="float" office:value="5643194.08" calcext:value-type="float">
            <text:p>5643194,08</text:p>
          </table:table-cell>
          <table:table-cell office:value-type="float" office:value="5992034.06" calcext:value-type="float">
            <text:p>5992034,06</text:p>
          </table:table-cell>
          <table:table-cell office:value-type="float" office:value="6020805.73" calcext:value-type="float">
            <text:p>6020805,73</text:p>
          </table:table-cell>
          <table:table-cell table:number-columns-repeated="3"/>
          <table:table-cell office:value-type="float" office:value="6150254.31" calcext:value-type="float">
            <text:p>6150254,31</text:p>
          </table:table-cell>
          <table:table-cell table:number-columns-repeated="1015"/>
        </table:table-row>
        <table:table-row table:style-name="ro1">
          <table:table-cell office:value-type="float" office:value="5302533.5" calcext:value-type="float">
            <text:p>5302533,5</text:p>
          </table:table-cell>
          <table:table-cell office:value-type="float" office:value="5837583.86" calcext:value-type="float">
            <text:p>5837583,86</text:p>
          </table:table-cell>
          <table:table-cell office:value-type="float" office:value="5728749.57" calcext:value-type="float">
            <text:p>5728749,57</text:p>
          </table:table-cell>
          <table:table-cell office:value-type="float" office:value="5726403.17" calcext:value-type="float">
            <text:p>5726403,17</text:p>
          </table:table-cell>
          <table:table-cell office:value-type="float" office:value="5945319.5" calcext:value-type="float">
            <text:p>5945319,5</text:p>
          </table:table-cell>
          <table:table-cell table:number-columns-repeated="3"/>
          <table:table-cell office:value-type="float" office:value="6075258.8" calcext:value-type="float">
            <text:p>6075258,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865339.11" calcext:value-type="float">
            <text:p>5865339,11</text:p>
          </table:table-cell>
          <table:table-cell office:value-type="float" office:value="5889635.61" calcext:value-type="float">
            <text:p>5889635,61</text:p>
          </table:table-cell>
          <table:table-cell office:value-type="float" office:value="5964002.45" calcext:value-type="float">
            <text:p>5964002,45</text:p>
          </table:table-cell>
          <table:table-cell table:number-columns-repeated="4"/>
          <table:table-cell office:value-type="float" office:value="5341515.08" calcext:value-type="float">
            <text:p>5341515,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97258.32" calcext:value-type="float">
            <text:p>6097258,32</text:p>
          </table:table-cell>
          <table:table-cell office:value-type="float" office:value="6047587.05" calcext:value-type="float">
            <text:p>6047587,05</text:p>
          </table:table-cell>
          <table:table-cell table:number-columns-repeated="5"/>
          <table:table-cell office:value-type="float" office:value="6138946.76" calcext:value-type="float">
            <text:p>6138946,7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358763.26" calcext:value-type="float">
            <text:p>5358763,26</text:p>
          </table:table-cell>
          <table:table-cell office:value-type="float" office:value="5198691.13" calcext:value-type="float">
            <text:p>5198691,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96230.99" calcext:value-type="float">
            <text:p>4796230,99</text:p>
          </table:table-cell>
          <table:table-cell office:value-type="float" office:value="6005589.92" calcext:value-type="float">
            <text:p>6005589,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45993.76" calcext:value-type="float">
            <text:p>5945993,76</text:p>
          </table:table-cell>
          <table:table-cell office:value-type="float" office:value="4567465.97" calcext:value-type="float">
            <text:p>4567465,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32365.89" calcext:value-type="float">
            <text:p>6032365,89</text:p>
          </table:table-cell>
          <table:table-cell office:value-type="float" office:value="5925832.16" calcext:value-type="float">
            <text:p>5925832,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rage=</text:p>
          </table:table-cell>
          <table:table-cell table:number-columns-repeated="1023"/>
        </table:table-row>
        <table:table-row table:style-name="ro1">
          <table:table-cell table:formula="of:=AVERAGE([.A3:.A32])" office:value-type="float" office:value="5051590.1175" calcext:value-type="float">
            <text:p>5051590,1175</text:p>
          </table:table-cell>
          <table:table-cell table:formula="of:=AVERAGE([.B3:.B32])" office:value-type="float" office:value="5740296.69333333" calcext:value-type="float">
            <text:p>5740296,69333333</text:p>
          </table:table-cell>
          <table:table-cell table:formula="of:=AVERAGE([.C3:.C32])" office:value-type="float" office:value="5682867.62233333" calcext:value-type="float">
            <text:p>5682867,62233333</text:p>
          </table:table-cell>
          <table:table-cell table:formula="of:=AVERAGE([.D3:.D32])" office:value-type="float" office:value="5865003.876" calcext:value-type="float">
            <text:p>5865003,876</text:p>
          </table:table-cell>
          <table:table-cell table:formula="of:=AVERAGE([.E3:.E32])" office:value-type="float" office:value="5821406.49583333" calcext:value-type="float">
            <text:p>5821406,49583333</text:p>
          </table:table-cell>
          <table:table-cell table:formula="of:=AVERAGE([.F3:.F32])" office:value-type="float" office:value="5800646.07882353" calcext:value-type="float">
            <text:p>5800646,07882353</text:p>
          </table:table-cell>
          <table:table-cell table:formula="of:=AVERAGE([.G3:.G32])" office:value-type="float" office:value="5753244.101" calcext:value-type="float">
            <text:p>5753244,101</text:p>
          </table:table-cell>
          <table:table-cell table:formula="of:=AVERAGE([.H3:.H32])" office:value-type="float" office:value="5853268.895" calcext:value-type="float">
            <text:p>5853268,895</text:p>
          </table:table-cell>
          <table:table-cell table:formula="of:=AVERAGE([.I3:.I32])" office:value-type="float" office:value="6031467.775" calcext:value-type="float">
            <text:p>6031467,775</text:p>
          </table:table-cell>
          <table:table-cell table:formula="of:=AVERAGE([.J3:.J32])" office:value-type="float" office:value="5853268.895" calcext:value-type="float">
            <text:p>5853268,895</text:p>
          </table:table-cell>
          <table:table-cell table:formula="of:=AVERAGE([.K3:.K32])" office:value-type="float" office:value="6145992.907" calcext:value-type="float">
            <text:p>6145992,90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x=</text:p>
          </table:table-cell>
          <table:table-cell table:number-columns-repeated="1023"/>
        </table:table-row>
        <table:table-row table:style-name="ro1">
          <table:table-cell table:formula="of:=MAX([.A3:.A32])" office:value-type="float" office:value="5555369.54" calcext:value-type="float">
            <text:p>5555369,54</text:p>
          </table:table-cell>
          <table:table-cell table:formula="of:=MAX([.B3:.B32])" office:value-type="float" office:value="6173541.36" calcext:value-type="float">
            <text:p>6173541,36</text:p>
          </table:table-cell>
          <table:table-cell table:formula="of:=MAX([.C3:.C32])" office:value-type="float" office:value="6186289.09" calcext:value-type="float">
            <text:p>6186289,09</text:p>
          </table:table-cell>
          <table:table-cell table:formula="of:=MAX([.D3:.D32])" office:value-type="float" office:value="6230490.65" calcext:value-type="float">
            <text:p>6230490,65</text:p>
          </table:table-cell>
          <table:table-cell table:formula="of:=MAX([.E3:.E32])" office:value-type="float" office:value="6035360.56" calcext:value-type="float">
            <text:p>6035360,56</text:p>
          </table:table-cell>
          <table:table-cell table:formula="of:=MAX([.F3:.F32])" office:value-type="float" office:value="6067998.91" calcext:value-type="float">
            <text:p>6067998,91</text:p>
          </table:table-cell>
          <table:table-cell table:formula="of:=MAX([.G3:.G32])" office:value-type="float" office:value="6119216.87" calcext:value-type="float">
            <text:p>6119216,87</text:p>
          </table:table-cell>
          <table:table-cell table:formula="of:=MAX([.H3:.H32])" office:value-type="float" office:value="6065317.05" calcext:value-type="float">
            <text:p>6065317,05</text:p>
          </table:table-cell>
          <table:table-cell table:formula="of:=MAX([.I3:.I32])" office:value-type="float" office:value="6180771.06" calcext:value-type="float">
            <text:p>6180771,06</text:p>
          </table:table-cell>
          <table:table-cell table:formula="of:=MAX([.J3:.J32])" office:value-type="float" office:value="6065317.05" calcext:value-type="float">
            <text:p>6065317,05</text:p>
          </table:table-cell>
          <table:table-cell table:formula="of:=MAX([.K3:.K32])" office:value-type="float" office:value="6165964.68" calcext:value-type="float">
            <text:p>6165964,68</text:p>
          </table:table-cell>
          <table:table-cell/>
          <table:table-cell office:value-type="string" calcext:value-type="string">
            <text:p>Max of max=</text:p>
          </table:table-cell>
          <table:table-cell table:formula="of:=MAX([.A37:.K37])" office:value-type="float" office:value="6230490.65" calcext:value-type="float">
            <text:p>6230490,6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=</text:p>
          </table:table-cell>
          <table:table-cell table:number-columns-repeated="1023"/>
        </table:table-row>
        <table:table-row table:style-name="ro1">
          <table:table-cell table:formula="of:=MIN([.A3:.A32])" office:value-type="float" office:value="4173436.82" calcext:value-type="float">
            <text:p>4173436,82</text:p>
          </table:table-cell>
          <table:table-cell table:formula="of:=MIN([.B3:.B32])" office:value-type="float" office:value="4432787.99" calcext:value-type="float">
            <text:p>4432787,99</text:p>
          </table:table-cell>
          <table:table-cell table:formula="of:=MIN([.C3:.C32])" office:value-type="float" office:value="4140069.09" calcext:value-type="float">
            <text:p>4140069,09</text:p>
          </table:table-cell>
          <table:table-cell table:formula="of:=MIN([.D3:.D32])" office:value-type="float" office:value="4802106.64" calcext:value-type="float">
            <text:p>4802106,64</text:p>
          </table:table-cell>
          <table:table-cell table:formula="of:=MIN([.E3:.E32])" office:value-type="float" office:value="4592848.42" calcext:value-type="float">
            <text:p>4592848,42</text:p>
          </table:table-cell>
          <table:table-cell table:formula="of:=MIN([.F3:.F32])" office:value-type="float" office:value="4539909.12" calcext:value-type="float">
            <text:p>4539909,12</text:p>
          </table:table-cell>
          <table:table-cell table:formula="of:=MIN([.G3:.G32])" office:value-type="float" office:value="4777032.73" calcext:value-type="float">
            <text:p>4777032,73</text:p>
          </table:table-cell>
          <table:table-cell table:formula="of:=MIN([.H3:.H32])" office:value-type="float" office:value="5129515.97" calcext:value-type="float">
            <text:p>5129515,97</text:p>
          </table:table-cell>
          <table:table-cell table:formula="of:=MIN([.I3:.I32])" office:value-type="float" office:value="5341515.08" calcext:value-type="float">
            <text:p>5341515,08</text:p>
          </table:table-cell>
          <table:table-cell table:formula="of:=MIN([.J3:.J32])" office:value-type="float" office:value="5129515.97" calcext:value-type="float">
            <text:p>5129515,97</text:p>
          </table:table-cell>
          <table:table-cell table:formula="of:=MIN([.K3:.K32])" office:value-type="float" office:value="6110195.26" calcext:value-type="float">
            <text:p>6110195,2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viation of Max from max of max (%)=</text:p>
          </table:table-cell>
          <table:table-cell table:number-columns-repeated="1023"/>
        </table:table-row>
        <table:table-row table:style-name="ro1">
          <table:table-cell table:formula="of:=([.$N$37]-[.A37])*100/[.$N$37]" office:value-type="float" office:value="10.8357615463238" calcext:value-type="float">
            <text:p>10,8357615463</text:p>
          </table:table-cell>
          <table:table-cell table:formula="of:=([.$N$37]-[.B37])*100/[.$N$37]" office:value-type="float" office:value="0.91404181787834" calcext:value-type="float">
            <text:p>0,9140418179</text:p>
          </table:table-cell>
          <table:table-cell table:formula="of:=([.$N$37]-[.C37])*100/[.$N$37]" office:value-type="float" office:value="0.709439472475583" calcext:value-type="float">
            <text:p>0,7094394725</text:p>
          </table:table-cell>
          <table:table-cell table:formula="of:=([.$N$37]-[.D37])*100/[.$N$37]" office:value-type="float" office:value="0" calcext:value-type="float">
            <text:p>0</text:p>
          </table:table-cell>
          <table:table-cell table:formula="of:=([.$N$37]-[.E37])*100/[.$N$37]" office:value-type="float" office:value="3.13185752072352" calcext:value-type="float">
            <text:p>3,1318575207</text:p>
          </table:table-cell>
          <table:table-cell table:formula="of:=([.$N$37]-[.F37])*100/[.$N$37]" office:value-type="float" office:value="2.60800872881496" calcext:value-type="float">
            <text:p>2,6080087288</text:p>
          </table:table-cell>
          <table:table-cell table:formula="of:=([.$N$37]-[.G37])*100/[.$N$37]" office:value-type="float" office:value="1.78595533242635" calcext:value-type="float">
            <text:p>1,7859553324</text:p>
          </table:table-cell>
          <table:table-cell table:formula="of:=([.$N$37]-[.H37])*100/[.$N$37]" office:value-type="float" office:value="2.65105285086979" calcext:value-type="float">
            <text:p>2,6510528509</text:p>
          </table:table-cell>
          <table:table-cell table:formula="of:=([.$N$37]-[.I37])*100/[.$N$37]" office:value-type="float" office:value="0.798004407566213" calcext:value-type="float">
            <text:p>0,7980044076</text:p>
          </table:table-cell>
          <table:table-cell table:formula="of:=([.$N$37]-[.J37])*100/[.$N$37]" office:value-type="float" office:value="2.65105285086979" calcext:value-type="float">
            <text:p>2,6510528509</text:p>
          </table:table-cell>
          <table:table-cell table:formula="of:=([.$N$37]-[.K37])*100/[.$N$37]" office:value-type="float" office:value="1.0356482920009" calcext:value-type="float">
            <text:p>1,03564829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viation of Min from max of max (%)=</text:p>
          </table:table-cell>
          <table:table-cell table:number-columns-repeated="1023"/>
        </table:table-row>
        <table:table-row table:style-name="ro1">
          <table:table-cell table:style-name="ce3" table:formula="of:=([.$N$37]-[.A40])*100/[.$N$37]" office:value-type="float" office:value="33.0159203432879" calcext:value-type="float">
            <text:p>33,0159203433</text:p>
          </table:table-cell>
          <table:table-cell table:style-name="ce3" table:formula="of:=([.$N$37]-[.B40])*100/[.$N$37]" office:value-type="float" office:value="28.8533080456513" calcext:value-type="float">
            <text:p>28,8533080457</text:p>
          </table:table-cell>
          <table:table-cell table:style-name="ce3" table:formula="of:=([.$N$37]-[.C40])*100/[.$N$37]" office:value-type="float" office:value="33.5514757573707" calcext:value-type="float">
            <text:p>33,5514757574</text:p>
          </table:table-cell>
          <table:table-cell table:style-name="ce3" table:formula="of:=([.$N$37]-[.D40])*100/[.$N$37]" office:value-type="float" office:value="22.9257066616415" calcext:value-type="float">
            <text:p>22,9257066616</text:p>
          </table:table-cell>
          <table:table-cell table:style-name="ce3" table:formula="of:=([.$N$37]-[.E40])*100/[.$N$37]" office:value-type="float" office:value="26.284322086255" calcext:value-type="float">
            <text:p>26,2843220863</text:p>
          </table:table-cell>
          <table:table-cell table:style-name="ce3" table:formula="of:=([.$N$37]-[.F40])*100/[.$N$37]" office:value-type="float" office:value="27.1340031623352" calcext:value-type="float">
            <text:p>27,1340031623</text:p>
          </table:table-cell>
          <table:table-cell table:style-name="ce3" table:formula="of:=([.$N$37]-[.G40])*100/[.$N$37]" office:value-type="float" office:value="23.3281454326554" calcext:value-type="float">
            <text:p>23,3281454327</text:p>
          </table:table-cell>
          <table:table-cell table:style-name="ce5" table:formula="of:=([.$N$37]-[.H40])*100/[.$N$37]" office:value-type="float" office:value="17.6707540681407" calcext:value-type="float">
            <text:p>17,6707540681</text:p>
          </table:table-cell>
          <table:table-cell table:style-name="ce5" table:formula="of:=([.$N$37]-[.I40])*100/[.$N$37]" office:value-type="float" office:value="14.2681470840503" calcext:value-type="float">
            <text:p>14,2681470841</text:p>
          </table:table-cell>
          <table:table-cell table:style-name="ce5" table:formula="of:=([.$N$37]-[.J40])*100/[.$N$37]" office:value-type="float" office:value="17.6707540681407" calcext:value-type="float">
            <text:p>17,6707540681</text:p>
          </table:table-cell>
          <table:table-cell table:style-name="ce6" table:formula="of:=([.$N$37]-[.K40])*100/[.$N$37]" office:value-type="float" office:value="1.93075307801001" calcext:value-type="float">
            <text:p>1,930753078</text:p>
          </table:table-cell>
          <table:table-cell table:style-name="ce7" table:number-columns-repeated="3"/>
          <table:table-cell table:style-name="ce2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viation of avg from avg of largest calculus (%)=</text:p>
          </table:table-cell>
          <table:table-cell table:number-columns-repeated="1023"/>
        </table:table-row>
        <table:table-row table:style-name="ro1">
          <table:table-cell table:formula="of:=([.$K$35]-[.A35])*100/[.$K$35]" office:value-type="float" office:value="17.8067694847732" calcext:value-type="float">
            <text:p>17,8067694848</text:p>
          </table:table-cell>
          <table:table-cell table:formula="of:=([.$K$35]-[.B35])*100/[.$K$35]" office:value-type="float" office:value="6.6009873393215" calcext:value-type="float">
            <text:p>6,6009873393</text:p>
          </table:table-cell>
          <table:table-cell table:formula="of:=([.$K$35]-[.C35])*100/[.$K$35]" office:value-type="float" office:value="7.53540219903586" calcext:value-type="float">
            <text:p>7,535402199</text:p>
          </table:table-cell>
          <table:table-cell table:formula="of:=([.$K$35]-[.D35])*100/[.$K$35]" office:value-type="float" office:value="4.57190620379609" calcext:value-type="float">
            <text:p>4,5719062038</text:p>
          </table:table-cell>
          <table:table-cell table:formula="of:=([.$K$35]-[.E35])*100/[.$K$35]" office:value-type="float" office:value="5.2812688865452" calcext:value-type="float">
            <text:p>5,2812688865</text:p>
          </table:table-cell>
          <table:table-cell table:formula="of:=([.$K$35]-[.F35])*100/[.$K$35]" office:value-type="float" office:value="5.61905673179571" calcext:value-type="float">
            <text:p>5,6190567318</text:p>
          </table:table-cell>
          <table:table-cell table:formula="of:=([.$K$35]-[.G35])*100/[.$K$35]" office:value-type="float" office:value="6.39032312505074" calcext:value-type="float">
            <text:p>6,3903231251</text:p>
          </table:table-cell>
          <table:table-cell table:formula="of:=([.$K$35]-[.H35])*100/[.$K$35]" office:value-type="float" office:value="4.76284330993289" calcext:value-type="float">
            <text:p>4,7628433099</text:p>
          </table:table-cell>
          <table:table-cell table:formula="of:=([.$K$35]-[.I35])*100/[.$K$35]" office:value-type="float" office:value="1.86341139231644" calcext:value-type="float">
            <text:p>1,8634113923</text:p>
          </table:table-cell>
          <table:table-cell table:formula="of:=([.$K$35]-[.J35])*100/[.$K$35]" office:value-type="float" office:value="4.76284330993289" calcext:value-type="float">
            <text:p>4,7628433099</text:p>
          </table:table-cell>
          <table:table-cell table:formula="of:=([.$K$35]-[.K35])*100/[.$K$35]" office:value-type="float" office:value="0" calcext:value-type="float">
            <text:p>0</text:p>
          </table:table-cell>
          <table:table-cell table:style-name="ce8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09:19:32.4373944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08:57:25.799314221</meta:creation-date>
    <dc:date>2016-11-06T09:34:49.764395173</dc:date>
    <meta:editing-duration>PT27M51S</meta:editing-duration>
    <meta:editing-cycles>30</meta:editing-cycles>
    <meta:generator>LibreOffice/5.1.4.2$Linux_X86_64 LibreOffice_project/10m0$Build-2</meta:generator>
    <meta:document-statistic meta:table-count="1" meta:cell-count="322" meta:object-count="0"/>
  </office:meta>
</office:document-meta>
</file>